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47d23" officeooo:paragraph-rsid="00147d23" style:font-size-asian="20pt" style:font-size-complex="20pt"/>
    </style:style>
    <style:style style:name="P2" style:family="paragraph" style:parent-style-name="Standard">
      <style:text-properties fo:font-size="12pt" officeooo:rsid="00147d23" officeooo:paragraph-rsid="00147d23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tion on Project Personnel and their Affiliations</text:p>
      <text:p text:style-name="P2">Müller, Andreas (New York Universit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8:32:04.729526030</meta:creation-date>
    <dc:date>2016-04-20T18:34:37.344818733</dc:date>
    <meta:editing-duration>PT2M32S</meta:editing-duration>
    <meta:editing-cycles>1</meta:editing-cycles>
    <meta:document-statistic meta:table-count="0" meta:image-count="0" meta:object-count="0" meta:page-count="1" meta:paragraph-count="2" meta:word-count="12" meta:character-count="92" meta:non-whitespace-character-count="82"/>
    <meta:generator>LibreOffice/5.0.5.2$Linux_X86_64 LibreOffice_project/00m0$Build-2</meta:generator>
  </office:meta>
</office:document-meta>
</file>